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5A000005A007B55DE94EFED8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4457in" svg:y="-0.4791in" svg:width="4.4453in" svg:height="2.4154in" draw:z-index="0"><draw:image xlink:href="Pictures/1000020100000A5A000005A007B55DE94EFED892.png" xlink:type="simple" xlink:show="embed" xlink:actuate="onLoad" loext:mime-type="image/png"/></draw:frame><draw:frame draw:style-name="fr1" draw:name="Image2" text:anchor-type="char" svg:x="3.0898in" svg:y="-0.4791in" svg:width="4.4453in" svg:height="2.4154in" draw:z-index="1"><draw:image xlink:href="Pictures/1000020100000A5A000005A007B55DE94EFED892.png" xlink:type="simple" xlink:show="embed" xlink:actuate="onLoad" loext:mime-type="image/png"/></draw:frame><draw:frame draw:style-name="fr1" draw:name="Image3" text:anchor-type="char" svg:x="2.9752in" svg:y="1.2083in" svg:width="4.4453in" svg:height="2.4154in" draw:z-index="2"><draw:image xlink:href="Pictures/1000020100000A5A000005A007B55DE94EFED892.png" xlink:type="simple" xlink:show="embed" xlink:actuate="onLoad" loext:mime-type="image/png"/></draw:frame><draw:frame draw:style-name="fr1" draw:name="Image4" text:anchor-type="char" svg:x="-0.5709in" svg:y="1.2083in" svg:width="4.4453in" svg:height="2.4154in" draw:z-index="3"><draw:image xlink:href="Pictures/1000020100000A5A000005A007B55DE94EFED892.png" xlink:type="simple" xlink:show="embed" xlink:actuate="onLoad" loext:mime-type="image/png"/></draw:frame><draw:frame draw:style-name="fr1" draw:name="Image5" text:anchor-type="char" svg:x="3.2665in" svg:y="2.9898in" svg:width="4.4453in" svg:height="2.4154in" draw:z-index="4"><draw:image xlink:href="Pictures/1000020100000A5A000005A007B55DE94EFED892.png" xlink:type="simple" xlink:show="embed" xlink:actuate="onLoad" loext:mime-type="image/png"/></draw:frame><draw:frame draw:style-name="fr1" draw:name="Image6" text:anchor-type="char" svg:x="-0.5709in" svg:y="2.9898in" svg:width="4.4453in" svg:height="2.4154in" draw:z-index="5"><draw:image xlink:href="Pictures/1000020100000A5A000005A007B55DE94EFED892.png" xlink:type="simple" xlink:show="embed" xlink:actuate="onLoad" loext:mime-type="image/png"/></draw:frame><draw:frame draw:style-name="fr1" draw:name="Image7" text:anchor-type="char" svg:x="-0.6in" svg:y="4.6665in" svg:width="4.4453in" svg:height="2.4154in" draw:z-index="6"><draw:image xlink:href="Pictures/1000020100000A5A000005A007B55DE94EFED892.png" xlink:type="simple" xlink:show="embed" xlink:actuate="onLoad" loext:mime-type="image/png"/></draw:frame><draw:frame draw:style-name="fr1" draw:name="Image8" text:anchor-type="char" svg:x="3.1626in" svg:y="4.6563in" svg:width="4.4453in" svg:height="2.4154in" draw:z-index="7"><draw:image xlink:href="Pictures/1000020100000A5A000005A007B55DE94EFED892.png" xlink:type="simple" xlink:show="embed" xlink:actuate="onLoad" loext:mime-type="image/png"/></draw:frame><draw:frame draw:style-name="fr1" draw:name="Image9" text:anchor-type="char" svg:x="-0.652in" svg:y="6.2709in" svg:width="4.4453in" svg:height="2.4154in" draw:z-index="8"><draw:image xlink:href="Pictures/1000020100000A5A000005A007B55DE94EFED892.png" xlink:type="simple" xlink:show="embed" xlink:actuate="onLoad" loext:mime-type="image/png"/></draw:frame><draw:frame draw:style-name="fr1" draw:name="Image10" text:anchor-type="char" svg:x="3.1102in" svg:y="6.2709in" svg:width="4.4453in" svg:height="2.4154in" draw:z-index="9"><draw:image xlink:href="Pictures/1000020100000A5A000005A007B55DE94EFED892.png" xlink:type="simple" xlink:show="embed" xlink:actuate="onLoad" loext:mime-type="image/png"/></draw:frame><draw:frame draw:style-name="fr1" draw:name="Image11" text:anchor-type="char" svg:x="-0.5791in" svg:y="7.7583in" svg:width="4.4453in" svg:height="2.4154in" draw:z-index="10"><draw:image xlink:href="Pictures/1000020100000A5A000005A007B55DE94EFED892.png" xlink:type="simple" xlink:show="embed" xlink:actuate="onLoad" loext:mime-type="image/png"/></draw:frame><draw:frame draw:style-name="fr1" draw:name="Image12" text:anchor-type="char" svg:x="3.1102in" svg:y="7.7972in" svg:width="4.4453in" svg:height="2.4154in" draw:z-index="11"><draw:image xlink:href="Pictures/1000020100000A5A000005A007B55DE94EFED8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7:11:53.069176870</meta:creation-date>
    <meta:print-date>2020-08-10T17:24:47.022286773</meta:print-date>
    <dc:date>2020-08-13T20:32:43.129959863</dc:date>
    <meta:editing-duration>P3DT3H10M40S</meta:editing-duration>
    <meta:editing-cycles>1</meta:editing-cycles>
    <meta:document-statistic meta:table-count="0" meta:image-count="12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